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80000025EB56EC488CC333888.png" manifest:media-type="image/png"/>
  <manifest:file-entry manifest:full-path="Pictures/10000201000008B6000004903BF0450700A5CA14.png" manifest:media-type="image/png"/>
  <manifest:file-entry manifest:full-path="Pictures/100002010000065C000002601D8BA9422BF59628.png" manifest:media-type="image/png"/>
  <manifest:file-entry manifest:full-path="Pictures/100002010000052E00000316D4BE4FFB539686C0.png" manifest:media-type="image/png"/>
  <manifest:file-entry manifest:full-path="Pictures/100002010000026F000000F24992BD74BEE57D8F.png" manifest:media-type="image/png"/>
  <manifest:file-entry manifest:full-path="Pictures/10000201000004F40000035EC932CCA53AC7A9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b8e" officeooo:paragraph-rsid="00115b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2" text:anchor-type="paragraph" svg:x="1cm" svg:y="0cm" svg:width="10.952cm" svg:height="6.525cm" draw:z-index="0"><draw:image xlink:href="Pictures/100002010000052E00000316D4BE4FFB539686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" text:anchor-type="paragraph" svg:x="1cm" svg:y="0cm" svg:width="11.843cm" svg:height="7.754cm" draw:z-index="1"><draw:image xlink:href="Pictures/10000201000004F40000035EC932CCA53AC7A9FA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3" text:anchor-type="paragraph" svg:x="1.164cm" svg:y="0.407cm" svg:width="10.673cm" svg:height="5.426cm" draw:z-index="2"><draw:image xlink:href="Pictures/10000201000004A80000025EB56EC488CC3338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4" text:anchor-type="paragraph" svg:x="1.025cm" svg:y="0cm" svg:width="8.95cm" svg:height="4.577cm" draw:z-index="3"><draw:image xlink:href="Pictures/100002010000026F000000F24992BD74BEE57D8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magine5" text:anchor-type="paragraph" svg:x="-0.108cm" svg:y="1cm" svg:width="13.217cm" svg:height="4.935cm" draw:z-index="4"><draw:image xlink:href="Pictures/100002010000065C000002601D8BA9422BF5962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6" text:anchor-type="paragraph" svg:x="0.279cm" svg:y="0.407cm" svg:width="11.541cm" svg:height="6.045cm" draw:z-index="5"><draw:image xlink:href="Pictures/10000201000008B6000004903BF0450700A5CA14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2:09:29.305780595</meta:creation-date>
    <meta:generator>LibreOffice/6.0.7.3$Linux_X86_64 LibreOffice_project/00m0$Build-3</meta:generator>
    <dc:date>2019-09-01T12:15:51.269762463</dc:date>
    <meta:editing-duration>PT6M21S</meta:editing-duration>
    <meta:editing-cycles>4</meta:editing-cycles>
    <meta:document-statistic meta:table-count="0" meta:image-count="6" meta:object-count="0" meta:page-count="2" meta:paragraph-count="0" meta:word-count="0" meta:character-count="0" meta:non-whitespace-character-count="0"/>
  </office:meta>
</office:document-meta>
</file>